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09cm" fo:margin-left="0cm" table:align="left"/>
    </style:style>
    <style:style style:name="Tabela1.A" style:family="table-column">
      <style:table-column-properties style:column-width="2.798cm"/>
    </style:style>
    <style:style style:name="Tabela1.B" style:family="table-column">
      <style:table-column-properties style:column-width="14.212cm"/>
    </style:style>
    <style:style style:name="Tabela1.A1" style:family="table-cell">
      <style:table-cell-properties style:vertical-align="middle" style:writing-mode="page"/>
    </style:style>
    <style:style style:name="Tabela1.B1" style:family="table-cell">
      <style:table-cell-properties style:writing-mode="page"/>
    </style:style>
    <style:style style:name="Tabela1.B2" style:family="table-cell">
      <style:table-cell-properties style:writing-mode="page"/>
    </style:style>
    <style:style style:name="Tabela1.B3" style:family="table-cell">
      <style:table-cell-properties style:writing-mode="page"/>
    </style:style>
    <style:style style:name="Tabela1.B4" style:family="table-cell">
      <style:table-cell-properties style:writing-mode="page"/>
    </style:style>
    <style:style style:name="Tabela1.B5" style:family="table-cell">
      <style:table-cell-properties style:writing-mode="page"/>
    </style:style>
    <style:style style:name="Tabela1.B6" style:family="table-cell">
      <style:table-cell-properties style:writing-mode="page"/>
    </style:style>
    <style:style style:name="P1" style:family="paragraph" style:parent-style-name="Standard">
      <style:text-properties officeooo:rsid="001bd41f" officeooo:paragraph-rsid="001bd41f"/>
    </style:style>
    <style:style style:name="P2" style:family="paragraph" style:parent-style-name="Standard">
      <style:paragraph-properties fo:text-align="center" style:justify-single-word="false"/>
      <style:text-properties fo:color="#158466" loext:opacity="100%" fo:font-size="40pt" style:text-underline-style="none" officeooo:rsid="001bd41f" officeooo:paragraph-rsid="001bd41f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color="#158466" loext:opacity="100%" fo:font-size="20pt" officeooo:rsid="001def22" officeooo:paragraph-rsid="001def22" style:font-size-asian="20pt" style:font-size-complex="20pt"/>
    </style:style>
    <style:style style:name="P4" style:family="paragraph" style:parent-style-name="Standard">
      <style:text-properties officeooo:rsid="001def22" officeooo:paragraph-rsid="001def22"/>
    </style:style>
    <style:style style:name="P5" style:family="paragraph" style:parent-style-name="Standard">
      <style:text-properties fo:color="#81d41a" loext:opacity="100%" fo:font-size="16pt" officeooo:rsid="001def22" officeooo:paragraph-rsid="001def22" style:font-size-asian="16pt" style:font-size-complex="16pt"/>
    </style:style>
    <style:style style:name="P6" style:family="paragraph" style:parent-style-name="Standard">
      <style:text-properties fo:color="#81d41a" loext:opacity="100%" fo:font-size="16pt" officeooo:rsid="001bd41f" officeooo:paragraph-rsid="001bd41f" style:font-size-asian="16pt" style:font-size-complex="16pt"/>
    </style:style>
    <style:style style:name="P7" style:family="paragraph" style:parent-style-name="Standard">
      <style:text-properties fo:color="#81d41a" loext:opacity="100%" fo:font-size="16pt" officeooo:rsid="001ef1a8" officeooo:paragraph-rsid="001ef1a8" style:font-size-asian="16pt" style:font-size-complex="16pt"/>
    </style:style>
    <style:style style:name="P8" style:family="paragraph" style:parent-style-name="Standard">
      <style:text-properties officeooo:rsid="001ef1a8" officeooo:paragraph-rsid="001ef1a8"/>
    </style:style>
    <style:style style:name="P9" style:family="paragraph" style:parent-style-name="Table_20_Contents">
      <style:text-properties officeooo:rsid="001bd41f" officeooo:paragraph-rsid="001bd41f"/>
    </style:style>
    <style:style style:name="P10" style:family="paragraph" style:parent-style-name="Table_20_Contents">
      <style:paragraph-properties fo:text-align="center" style:justify-single-word="false"/>
      <style:text-properties officeooo:rsid="001bd41f" officeooo:paragraph-rsid="001bd41f"/>
    </style:style>
    <style:style style:name="P11" style:family="paragraph" style:parent-style-name="Standard" style:list-style-name="L1">
      <style:text-properties officeooo:rsid="001def22" officeooo:paragraph-rsid="001def22"/>
    </style:style>
    <style:style style:name="P12" style:family="paragraph" style:parent-style-name="Standard" style:list-style-name="L2">
      <style:text-properties officeooo:rsid="001def22" officeooo:paragraph-rsid="001def22"/>
    </style:style>
    <style:style style:name="P13" style:family="paragraph" style:parent-style-name="Standard" style:list-style-name="L1">
      <style:text-properties officeooo:rsid="001ef1a8" officeooo:paragraph-rsid="001ef1a8"/>
    </style:style>
    <style:style style:name="P14" style:family="paragraph" style:parent-style-name="Standard" style:list-style-name="L3">
      <style:text-properties officeooo:rsid="001ef1a8" officeooo:paragraph-rsid="001ef1a8"/>
    </style:style>
    <style:style style:name="P15" style:family="paragraph" style:parent-style-name="Standard" style:list-style-name="L4">
      <style:text-properties officeooo:rsid="001ef1a8" officeooo:paragraph-rsid="001ef1a8"/>
    </style:style>
    <style:style style:name="T1" style:family="text">
      <style:text-properties officeooo:rsid="001ef1a8"/>
    </style:style>
    <style:style style:name="T2" style:family="text">
      <style:text-properties officeooo:rsid="001f5b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Resumo: Estudo da </text:span>Linguagem C</text:p>
      <text:p text:style-name="P1"/>
      <text:p text:style-name="P6">Sequencia de Escape:</text:p>
      <text:p text:style-name="P1"/>
      <table:table table:name="Tabela1" table:style-name="Tabela1">
        <table:table-column table:style-name="Tabela1.A"/>
        <table:table-column table:style-name="Tabela1.B"/>
        <table:table-row table:style-name="TableLine94652365996288">
          <table:table-cell table:style-name="Tabela1.A1" office:value-type="string">
            <text:p text:style-name="P10">\n</text:p>
          </table:table-cell>
          <table:table-cell table:style-name="Tabela1.B1" office:value-type="string">
            <text:p text:style-name="P9">Nova linha. Posiciona o cursor no início da nova linha.</text:p>
          </table:table-cell>
        </table:table-row>
        <table:table-row table:style-name="TableLine94652366020624">
          <table:table-cell table:style-name="Tabela1.A1" office:value-type="string">
            <text:p text:style-name="P10">\t</text:p>
          </table:table-cell>
          <table:table-cell table:style-name="Tabela1.B6" office:value-type="string">
            <text:p text:style-name="P9">Tabulação horizontal. Move o cursor para a próxima marca de tabulação.</text:p>
          </table:table-cell>
        </table:table-row>
        <table:table-row table:style-name="TableLine94652366022256">
          <table:table-cell table:style-name="Tabela1.A1" office:value-type="string">
            <text:p text:style-name="P10">\r</text:p>
          </table:table-cell>
          <table:table-cell table:style-name="Tabela1.B6" office:value-type="string">
            <text:p text:style-name="P9">Carriage return (CR). Posiciona o cursor no início da linha atual.</text:p>
          </table:table-cell>
        </table:table-row>
        <table:table-row table:style-name="TableLine94652366077648">
          <table:table-cell table:style-name="Tabela1.A1" office:value-type="string">
            <text:p text:style-name="P10">\a</text:p>
          </table:table-cell>
          <table:table-cell table:style-name="Tabela1.B6" office:value-type="string">
            <text:p text:style-name="P9">Alerta. Faz soar a campainha do sistema.</text:p>
          </table:table-cell>
        </table:table-row>
        <table:table-row table:style-name="TableLine94652366078192">
          <table:table-cell table:style-name="Tabela1.A1" office:value-type="string">
            <text:p text:style-name="P10">\\</text:p>
          </table:table-cell>
          <table:table-cell table:style-name="Tabela1.B6" office:value-type="string">
            <text:p text:style-name="P9">Imprime o caractere de barra invertida (backslash) em uma instrução printf.</text:p>
          </table:table-cell>
        </table:table-row>
        <table:table-row table:style-name="TableLine94652366078848">
          <table:table-cell table:style-name="Tabela1.A1" office:value-type="string">
            <text:p text:style-name="P10">\”</text:p>
          </table:table-cell>
          <table:table-cell table:style-name="Tabela1.B6" office:value-type="string">
            <text:p text:style-name="P9">Imprime o caractere de aspas duplas em uma instrução printf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Dicas retiradas do livro: Como Programar em C,</text:p>
      <text:p text:style-name="P3">de Paul J. Deitel e Harvey M. Deitel,</text:p>
      <text:p text:style-name="P3">6ª Edição</text:p>
      <text:p text:style-name="P1"/>
      <text:p text:style-name="P5">Dicas de Portabilidade:</text:p>
      <text:p text:style-name="P4"/>
      <text:list xml:id="list3439159951" text:style-name="L1">
        <text:list-item>
          <text:p text:style-name="P11">Como o C é uma linguagem independente de hardware e amplamente disponível, as aplicações escritas em C podem ser executadas com pouca ou nenhuma modificação em uma grande variedade de sistemas computacionais.</text:p>
        </text:list-item>
        <text:list-item>
          <text:p text:style-name="P11">Usar as funções da biblioteca padrão do C e<text:span text:style-name="T1">m vez de escrever suas próprias versões similares pode melhorar a portabilidade do programa porque essas funções estão colocadas em praticamente todas as implementações do ANSI C.</text:span></text:p>
        </text:list-item>
        <text:list-item>
          <text:p text:style-name="P13">Embora seja possível escrever programas portáteis, há muitos problemas entre as diferentes implementações do C e os diferentes computadores que tornam a portabilidade um objetivo difícil de atingir. Simplesmente escrever programas em C não garante a portabilidade. </text:p>
        </text:list-item>
      </text:list>
      <text:p text:style-name="P4"/>
      <text:p text:style-name="P5">Dicas de Desempenho:</text:p>
      <text:p text:style-name="P4"/>
      <text:list xml:id="list279102882" text:style-name="L2">
        <text:list-item>
          <text:p text:style-name="P12">Usar as funções da biblioteca stantard do C em vez de você escrever suas próprias versões similares por melhorar o desempenho do programa porque essas funções foram desenvolvidas cuidadosamente por pessoal eficiente.</text:p>
        </text:list-item>
      </text:list>
      <text:p text:style-name="P4"/>
      <text:p text:style-name="P7"><text:soft-page-break/>Boas Práticas de Programação:</text:p>
      <text:p text:style-name="P8"/>
      <text:list xml:id="list3912784343" text:style-name="L3">
        <text:list-item>
          <text:p text:style-name="P14">Escreva seus programas em C de uma maneira simples e objetiva. Algumas vezes isto é chamado KIS (“keep it simple”), mantenha a simplicidade. Não complique a linguagem tentando soluções estranhas.</text:p>
        </text:list-item>
        <text:list-item>
          <text:p text:style-name="P14">Leias os manuais da versão do C que estiver usando. Consulte frequentemente estes manuais para se certificar do conhecimento do rico conjunto de recursos do C e de que eles estão sendo usados corretamente.</text:p>
        </text:list-item>
        <text:list-item>
          <text:p text:style-name="P14">Seu computador e compilador são bons mestres. Se você não estiver certo de como funciona um recurso em C, escreva um programa de teste que utilize aquele recurso, compile e execute o programa, e veja o que acontece.</text:p>
        </text:list-item>
        <text:list-item>
          <text:p text:style-name="P14">Todas as funções devem ser precedidas por um comentário descrevendo seu objetivo.</text:p>
        </text:list-item>
        <text:list-item>
          <text:p text:style-name="P14">O último caractere impresso por uma função que realiza qualquer impressão deve ser o de nova linha (\n). Isto assegura que a função deixará o cursor da tela posicionado no início de uma nova linha. Procedimentos desta natureza estimulam a reutilização do software – um objetivo principal em ambientes de desenvolvimento de software.</text:p>
        </text:list-item>
        <text:list-item>
          <text:p text:style-name="P14">Faça o recuo de um nível (três espaços) em todo o texto (corpo) de cada função dentro das chaves que a definem. Isto ressalta a estrutura funcional dos programas e ajuda a torná-los mais fáceis de ler.</text:p>
        </text:list-item>
        <text:list-item>
          <text:p text:style-name="P14">Determine uma convenção para o tamanho de recuo preferido e então aplique-a uniformemente. A tecla de tabulação podem variar. Recomendamos usar paradas de tabulação de ¼ da polegada (aproximadamente 6 mm) ou recuar três espaços para cada nível de recuo.</text:p>
        </text:list-item>
      </text:list>
      <text:p text:style-name="P8"/>
      <text:p text:style-name="P7">Erro de Programação:</text:p>
      <text:p text:style-name="P8"/>
      <text:list xml:id="list4188305879" text:style-name="L4">
        <text:list-item>
          <text:p text:style-name="P15">Esquecer de encerrar um comentário com */.</text:p>
        </text:list-item>
        <text:list-item>
          <text:p text:style-name="P15">Começar um comentário com os caracteres */ ou terminar com /*.</text:p>
        </text:list-item>
        <text:list-item>
          <text:p text:style-name="P15">Em um programa, digitar como print o nome da função de saída printf.</text:p>
        </text:list-item>
      </text:list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8T10:57:59.398978981</meta:creation-date>
    <dc:date>2021-08-28T18:20:21.371234340</dc:date>
    <meta:editing-duration>PT3H3M25S</meta:editing-duration>
    <meta:editing-cycles>4</meta:editing-cycles>
    <meta:generator>LibreOffice/7.0.4.2$Linux_X86_64 LibreOffice_project/00$Build-2</meta:generator>
    <meta:document-statistic meta:table-count="1" meta:image-count="0" meta:object-count="0" meta:page-count="2" meta:paragraph-count="35" meta:word-count="529" meta:character-count="3204" meta:non-whitespace-character-count="2722"/>
  </office:meta>
</office:document-meta>
</file>